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e708"/>
    </style:style>
    <style:style style:name="T1" style:family="text">
      <style:text-properties fo:language="en" fo:country="US" officeooo:rsid="001ce708"/>
    </style:style>
    <style:style style:name="T2" style:family="text">
      <style:text-properties fo:language="ru" fo:country="RU" officeooo:rsid="001ce708"/>
    </style:style>
    <style:style style:name="T3" style:family="text">
      <style:text-properties officeooo:rsid="001ce7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Я, Горбатенко Антон представляю свой проект - менеджер шаблонов для разработчиков. Целью моего проекта является облегчение работы людей, регулярно создающих различные программы небольших масштабов, в архитектуре которых присутствуют определенные сходства, позволяющие использовать для ее создания определенный шаблон.</text:p>
      <text:p text:style-name="Standard"/>
      <text:p text:style-name="Standard"/>
      <text:p text:style-name="Standard"><text:tab/><text:span text:style-name="T3">О</text:span>сновными задачами моего проекта является создание заготовок для некоторых программ, позволяющих ускорить процесс настройки их архитектуры. Список данных программ определяется самим пользователем, так как каждый имеет возможность добавить в базу собственный индивидуальный шаблон. Для этого необходимо нажать соответствующую кнопку, ввести название для шаблона и выбрать zip-папку, по подобию которой он <text:s/>будет создаваься. Из базы данных можно удалить ненужные шаблоны, чтобы сделать это нужно нажать кнопку под таблицей и ввести название ненужного шаблона. После этого из базы данных удалиться его запись, а из папки удалится соотвествуюший zip-файл. Также есть возможность полностью очистить базу данных кнопкой drop table, при этом очистится и соответствующая папка. При создании программы по шаблону менеджер позволит настроить содержащиеся в нем модули и исключить ненужные с помошью радио кнопок.</text:p>
      <text:p text:style-name="Standard"/>
      <text:p text:style-name="P1"><text:tab/><text:span text:style-name="T3">В заключении хотелось бы сказать следующее:</text:span><text:span text:style-name="T2"> Я надеюсь, что мой проект,</text:span><text:span text:style-name="T1"> </text:span><text:span text:style-name="T2">реализованный с помощью модуля</text:span><text:span text:style-name="T1"> PyQT5 (</text:span><text:span text:style-name="T2">и </text:span><text:span text:style-name="T1">python 3.9😐👍) </text:span><text:span text:style-name="T2">окажется полезным и интересным для кого-нибудь и сможет выполнить свою задачу по облегчению работы разработчиков. </text:span>Спасибо за внимание!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1T23:49:54.543000000</meta:creation-date>
    <dc:date>2022-11-03T23:29:21.828000000</dc:date>
    <meta:editing-duration>PT7M18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3" meta:word-count="195" meta:character-count="1483" meta:non-whitespace-character-count="1287"/>
  </office:meta>
</office:document-meta>
</file>